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Pictures/10000001000002AD000002D0D3C6194D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settings.xml" manifest:media-type="text/xml"/>
  <manifest:file-entry manifest:full-path="Object 1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ole-draw-aspect="1" loext:decorative="false"/>
    </style:style>
    <style:style style:name="gr2" style:family="graphic" style:parent-style-name="standard">
      <style:graphic-properties draw:fill="solid" draw:fill-color="#ffffa6" draw:textarea-horizontal-align="justify" draw:textarea-vertical-align="middle" draw:auto-grow-height="false" fo:min-height="2.458cm" fo:min-width="5.458cm" style:writing-mode="lr-tb" loext:decorative="false"/>
      <style:paragraph-properties style:writing-mode="lr-tb"/>
    </style:style>
    <style:style style:name="gr3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4" style:family="graphic" style:parent-style-name="objectwithoutfill">
      <style:graphic-properties svg:stroke-width="0.212cm" draw:marker-start-width="0.518cm" draw:marker-end="Arrowheads_20_2" draw:marker-end-width="0.618cm" draw:fill="none" draw:textarea-vertical-align="middle" fo:padding-top="0.231cm" fo:padding-bottom="0.231cm" fo:padding-left="0.356cm" fo:padding-right="0.356cm" loext:decorative="false"/>
    </style:style>
    <style:style style:name="gr5" style:family="graphic" style:parent-style-name="standard">
      <style:graphic-properties svg:stroke-width="0.212cm" draw:marker-start="Arrowheads_20_3" draw:marker-start-width="0.617cm" draw:marker-end-width="0.517cm" draw:textarea-vertical-align="middle" fo:padding-top="0.23cm" fo:padding-bottom="0.23cm" fo:padding-left="0.355cm" fo:padding-right="0.355cm" loext:decorative="false"/>
    </style:style>
    <style:style style:name="gr6" style:family="graphic" style:parent-style-name="objectwithoutfill">
      <style:graphic-properties svg:stroke-width="0.212cm" draw:marker-start-width="0.518cm" draw:marker-end="Arrowheads_20_4" draw:marker-end-width="0.618cm" draw:fill="none" draw:textarea-vertical-align="middle" fo:padding-top="0.231cm" fo:padding-bottom="0.231cm" fo:padding-left="0.356cm" fo:padding-right="0.356cm" loext:decorative="false"/>
    </style:style>
    <style:style style:name="gr7" style:family="graphic" style:parent-style-name="objectwithoutfill">
      <style:graphic-properties svg:stroke-width="0.212cm" draw:marker-start-width="0.518cm" draw:marker-end="Arrowheads_20_5" draw:marker-end-width="0.618cm" draw:fill="none" draw:textarea-vertical-align="middle" fo:padding-top="0.231cm" fo:padding-bottom="0.231cm" fo:padding-left="0.356cm" fo:padding-right="0.356cm" loext:decorative="false"/>
    </style:style>
    <style:style style:name="gr8" style:family="graphic" style:parent-style-name="objectwithoutfill">
      <style:graphic-properties svg:stroke-width="0.212cm" draw:marker-start-width="0.518cm" draw:marker-end="Arrowheads_20_6" draw:marker-end-width="0.618cm" draw:fill="none" draw:textarea-vertical-align="middle" fo:padding-top="0.231cm" fo:padding-bottom="0.231cm" fo:padding-left="0.356cm" fo:padding-right="0.356cm" loext:decorative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a6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color="#3465a4" loext:opacity="100%"/>
    </style:style>
    <style:style style:name="P5" style:family="paragraph">
      <loext:graphic-properties draw:fill="none" draw:fill-color="#ffffff"/>
      <style:text-properties fo:color="#3465a4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8.999cm" svg:height="26.811cm" svg:x="-3.5cm" svg:y="-4.2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2" draw:text-style-name="P2" draw:layer="layout" svg:width="6.25cm" svg:height="3cm" svg:x="4.25cm" svg:y="17.25cm">
          <text:p text:style-name="P1">Analog Front En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" draw:text-style-name="P2" draw:layer="layout" svg:width="6.25cm" svg:height="3cm" svg:x="12cm" svg:y="17.25cm">
          <text:p text:style-name="P1">SMA Sensor Connec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line draw:style-name="gr3" draw:text-style-name="P3" draw:layer="layout" svg:x1="13.25cm" svg:y1="36cm" svg:x2="12.25cm" svg:y2="36cm">
          <text:p/>
        </draw:line>
        <draw:line draw:style-name="gr4" draw:text-style-name="P3" draw:layer="layout" svg:x1="6cm" svg:y1="36cm" svg:x2="3.75cm" svg:y2="36cm">
          <text:p/>
        </draw:line>
        <draw:line draw:style-name="gr5" draw:text-style-name="P1" draw:layer="layout" svg:x1="1.75cm" svg:y1="7.5cm" svg:x2="1.75cm" svg:y2="18.75cm">
          <text:p/>
        </draw:line>
        <draw:line draw:style-name="gr6" draw:text-style-name="P3" draw:layer="layout" svg:x1="2cm" svg:y1="7.75cm" svg:x2="3.75cm" svg:y2="7.75cm">
          <text:p/>
        </draw:line>
        <draw:line draw:style-name="gr7" draw:text-style-name="P3" draw:layer="layout" svg:x1="12.25cm" svg:y1="18.5cm" svg:x2="10.5cm" svg:y2="18.5cm">
          <text:p/>
        </draw:line>
        <draw:line draw:style-name="gr8" draw:text-style-name="P3" draw:layer="layout" svg:x1="4.25cm" svg:y1="18.75cm" svg:x2="1.75cm" svg:y2="18.75cm">
          <text:p/>
        </draw:line>
        <draw:frame draw:style-name="gr9" draw:text-style-name="P5" draw:layer="layout" svg:width="15.5cm" svg:height="1cm" svg:x="6.25cm" svg:y="1.25cm">
          <draw:text-box>
            <text:p text:style-name="P4">With Analog Front and SMA Sensor Connecto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03T14:35:28.670882500</meta:creation-date>
    <dc:date>2025-06-03T15:56:22.653889100</dc:date>
    <meta:editing-duration>PT1H17M36S</meta:editing-duration>
    <meta:editing-cycles>4</meta:editing-cycles>
    <meta:generator>LibreOffice/25.2.3.2$Windows_X86_64 LibreOffice_project/bbb074479178df812d175f709636b368952c2ce3</meta:generator>
    <meta:print-date>2025-06-03T15:37:33.125028100</meta:print-date>
    <meta:document-statistic meta:object-count="10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fill-color="#ffa6a6" draw:opacity="25%" draw:textarea-horizontal-align="justify" draw:textarea-vertical-align="middle" draw:auto-grow-height="false" fo:min-height="2.368cm" fo:min-width="9.218cm" loext:decorative="false"/>
    </style:style>
    <style:style style:name="gr3" style:family="graphic" style:parent-style-name="standard">
      <style:graphic-properties draw:fill-color="#dee6ef" draw:opacity="95%" draw:textarea-horizontal-align="justify" draw:textarea-vertical-align="middle" draw:auto-grow-height="false" fo:min-height="3.36cm" fo:min-width="22.71cm" loext:decorative="false"/>
    </style:style>
    <style:style style:name="gr4" style:family="graphic" style:parent-style-name="standard">
      <style:graphic-properties draw:fill-color="#ffffd7" draw:opacity="55%" draw:textarea-horizontal-align="justify" draw:textarea-vertical-align="middle" draw:auto-grow-height="false" fo:min-height="4.172cm" fo:min-width="26.522cm" loext:decorative="false"/>
    </style:style>
    <style:style style:name="gr5" style:family="graphic" style:parent-style-name="standard">
      <style:graphic-properties draw:fill="solid" draw:fill-color="#ffff6d" draw:opacity="71%" draw:textarea-horizontal-align="justify" draw:textarea-vertical-align="middle" draw:auto-grow-height="false" fo:min-height="2.91cm" fo:min-width="10.46cm" loext:decorative="false"/>
    </style:style>
    <style:style style:name="gr6" style:family="graphic" style:parent-style-name="standard">
      <style:graphic-properties draw:stroke="none" svg:stroke-color="#000000" draw:fill="none" draw:fill-color="#ffffff" fo:min-height="1.034cm" loext:decorative="false"/>
      <style:paragraph-properties style:writing-mode="lr-tb"/>
    </style:style>
    <style:style style:name="gr7" style:family="graphic">
      <style:graphic-properties style:writing-mode="lr-tb" loext:decorative="false"/>
    </style:style>
    <style:style style:name="gr8" style:family="graphic" style:parent-style-name="standard">
      <style:graphic-properties draw:fill-color="#ffe994" draw:textarea-horizontal-align="justify" draw:textarea-vertical-align="middle" draw:auto-grow-height="false" fo:min-height="0.834cm" fo:min-width="1.284cm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84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6cm" loext:decorative="false"/>
      <style:paragraph-properties style:writing-mode="lr-tb"/>
    </style:style>
    <style:style style:name="gr11" style:family="graphic" style:parent-style-name="standard">
      <style:graphic-properties draw:fill-color="#ffe994" draw:textarea-horizontal-align="justify" draw:textarea-vertical-align="middle" draw:auto-grow-height="false" fo:min-height="0.834cm" fo:min-width="1.784cm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1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9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88cm" loext:decorative="false"/>
      <style:paragraph-properties style:writing-mode="lr-tb"/>
    </style:style>
    <style:style style:name="gr15" style:family="graphic" style:parent-style-name="standard">
      <style:graphic-properties draw:fill-color="#dee6ef" draw:opacity="55%" draw:textarea-horizontal-align="justify" draw:textarea-vertical-align="middle" draw:auto-grow-height="false" fo:min-height="2.188cm" fo:min-width="15.238cm" loext:decorative="false"/>
    </style:style>
    <style:style style:name="gr16" style:family="graphic" style:parent-style-name="standard">
      <style:graphic-properties draw:fill-color="#b4c7dc" draw:textarea-horizontal-align="justify" draw:textarea-vertical-align="middle" draw:auto-grow-height="false" fo:min-height="0.834cm" fo:min-width="3.684cm" loext:decorative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78cm" loext:decorative="false"/>
      <style:paragraph-properties style:writing-mode="lr-tb"/>
    </style:style>
    <style:style style:name="gr18" style:family="graphic" style:parent-style-name="standard">
      <style:graphic-properties draw:fill-color="#b4c7dc" draw:textarea-horizontal-align="justify" draw:textarea-vertical-align="middle" draw:auto-grow-height="false" fo:min-height="1.556cm" fo:min-width="4.206cm" loext:decorative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159cm" loext:decorative="false"/>
      <style:paragraph-properties style:writing-mode="lr-tb"/>
    </style:style>
    <style:style style:name="gr20" style:family="graphic" style:parent-style-name="standard">
      <style:graphic-properties draw:fill-color="#b4c7dc" draw:textarea-horizontal-align="justify" draw:textarea-vertical-align="middle" draw:auto-grow-height="false" fo:min-height="1.556cm" fo:min-width="3.906cm" loext:decorative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876cm" loext:decorative="false"/>
      <style:paragraph-properties style:writing-mode="lr-tb"/>
    </style:style>
    <style:style style:name="gr22" style:family="graphic" style:parent-style-name="standard">
      <style:graphic-properties draw:fill-color="#b4c7dc" draw:textarea-horizontal-align="justify" draw:textarea-vertical-align="middle" draw:auto-grow-height="false" fo:min-height="1.556cm" fo:min-width="4.506cm" loext:decorative="fals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515cm" loext:decorative="false"/>
      <style:paragraph-properties style:writing-mode="lr-tb"/>
    </style:style>
    <style:style style:name="gr24" style:family="graphic" style:parent-style-name="standard">
      <style:graphic-properties draw:fill="solid" draw:fill-color="#ffff6d" draw:opacity="71%" draw:textarea-horizontal-align="justify" draw:textarea-vertical-align="middle" draw:auto-grow-height="false" fo:min-height="2.91cm" fo:min-width="14.36cm" loext:decorative="false"/>
    </style:style>
    <style:style style:name="gr25" style:family="graphic" style:parent-style-name="standard">
      <style:graphic-properties draw:fill-color="#ffe994" draw:textarea-horizontal-align="justify" draw:textarea-vertical-align="middle" draw:auto-grow-height="false" fo:min-height="0.834cm" fo:min-width="4.684cm" loext:decorative="fals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54cm" loext:decorative="false"/>
      <style:paragraph-properties style:writing-mode="lr-tb"/>
    </style:style>
    <style:style style:name="gr27" style:family="graphic" style:parent-style-name="standard">
      <style:graphic-properties draw:fill-color="#ffe994" draw:textarea-horizontal-align="justify" draw:textarea-vertical-align="middle" draw:auto-grow-height="false" fo:min-height="0.834cm" fo:min-width="2.084cm" loext:decorative="fals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9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59cm" loext:decorative="false"/>
      <style:paragraph-properties style:writing-mode="lr-tb"/>
    </style:style>
    <style:style style:name="gr30" style:family="graphic" style:parent-style-name="objectwithoutfill">
      <style:graphic-properties draw:marker-end="Arrow" draw:marker-end-width="0.3cm" draw:fill="solid" draw:textarea-vertical-align="middle" loext:decorative="false"/>
    </style:style>
    <style:style style:name="gr31" style:family="graphic" style:parent-style-name="standard">
      <style:graphic-properties draw:fill-color="#ffe994" draw:textarea-horizontal-align="justify" draw:textarea-vertical-align="middle" draw:auto-grow-height="false" fo:min-height="1.646cm" fo:min-width="1.696cm" loext:decorative="false"/>
    </style:style>
    <style:style style:name="gr32" style:family="graphic" style:parent-style-name="standard">
      <style:graphic-properties draw:textarea-horizontal-align="justify" draw:textarea-vertical-align="middle" draw:auto-grow-height="false" fo:min-height="0cm" fo:min-width="0cm" loext:decorative="false"/>
    </style:style>
    <style:style style:name="gr33" style:family="graphic" style:parent-style-name="objectwithoutfill">
      <style:graphic-properties svg:stroke-width="0.053cm" draw:marker-start-width="0.28cm" draw:marker-end-width="0.28cm" draw:fill="solid" draw:textarea-vertical-align="middle" fo:padding-top="0.152cm" fo:padding-bottom="0.152cm" fo:padding-left="0.277cm" fo:padding-right="0.277cm" loext:decorative="false"/>
    </style:style>
    <style:style style:name="gr34" style:family="graphic" style:parent-style-name="objectwithoutfill">
      <style:graphic-properties svg:stroke-width="0.053cm" draw:marker-start-width="0.279cm" draw:marker-end-width="0.279cm" draw:fill="solid" draw:textarea-vertical-align="middle" fo:padding-top="0.151cm" fo:padding-bottom="0.151cm" fo:padding-left="0.276cm" fo:padding-right="0.276cm" loext:decorative="false"/>
    </style:style>
    <style:style style:name="gr35" style:family="graphic" style:parent-style-name="standard">
      <style:graphic-properties draw:fill-color="#ffe994" draw:textarea-horizontal-align="justify" draw:textarea-vertical-align="middle" draw:auto-grow-height="false" fo:min-height="0.834cm" fo:min-width="4.284cm" loext:decorative="fals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79cm" loext:decorative="false"/>
      <style:paragraph-properties style:writing-mode="lr-tb"/>
    </style:style>
    <style:style style:name="gr37" style:family="graphic" style:parent-style-name="standard">
      <style:graphic-properties svg:stroke-color="#000000" draw:fill-color="#e8f2a1" draw:textarea-horizontal-align="justify" draw:textarea-vertical-align="middle" draw:auto-grow-height="false" fo:min-height="2.098cm" fo:min-width="24.048cm" loext:decorative="false"/>
    </style:style>
    <style:style style:name="gr38" style:family="graphic" style:parent-style-name="standard">
      <style:graphic-properties draw:fill-color="#f6f9d4" draw:textarea-horizontal-align="justify" draw:textarea-vertical-align="middle" draw:auto-grow-height="false" fo:min-height="0.834cm" fo:min-width="4.984cm" loext:decorative="fals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328cm" loext:decorative="false"/>
      <style:paragraph-properties style:writing-mode="lr-tb"/>
    </style:style>
    <style:style style:name="gr40" style:family="graphic" style:parent-style-name="standard">
      <style:graphic-properties draw:fill-color="#f6f9d4" draw:textarea-horizontal-align="justify" draw:textarea-vertical-align="middle" draw:auto-grow-height="false" fo:min-height="0.834cm" fo:min-width="2.984cm" loext:decorative="fals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423cm" loext:decorative="false"/>
      <style:paragraph-properties style:writing-mode="lr-tb"/>
    </style:style>
    <style:style style:name="gr42" style:family="graphic" style:parent-style-name="standard">
      <style:graphic-properties draw:fill-color="#f6f9d4" draw:textarea-horizontal-align="justify" draw:textarea-vertical-align="middle" draw:auto-grow-height="false" fo:min-height="0.834cm" fo:min-width="5.384cm" loext:decorative="false"/>
    </style:style>
    <style:style style:name="gr43" style:family="graphic" style:parent-style-name="standard">
      <style:graphic-properties draw:fill-color="#f6f9d4" draw:textarea-horizontal-align="justify" draw:textarea-vertical-align="middle" draw:auto-grow-height="false" fo:min-height="0.834cm" fo:min-width="5.459cm" loext:decorative="false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704cm" loext:decorative="false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fo:min-height="0.712cm" loext:decorative="false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675cm" loext:decorative="false"/>
      <style:paragraph-properties style:writing-mode="lr-tb"/>
    </style:style>
    <style:style style:name="gr47" style:family="graphic" style:parent-style-name="standard">
      <style:graphic-properties svg:stroke-color="#000000" draw:fill-color="#a1467e" draw:textarea-horizontal-align="justify" draw:textarea-vertical-align="middle" draw:auto-grow-height="false" fo:min-height="2.728cm" fo:min-width="11.978cm" loext:decorative="false"/>
    </style:style>
    <style:style style:name="gr48" style:family="graphic" style:parent-style-name="standard">
      <style:graphic-properties draw:fill-color="#e0c2cd" draw:opacity="100%" draw:textarea-horizontal-align="justify" draw:textarea-vertical-align="middle" draw:auto-grow-height="false" fo:min-height="1.556cm" fo:min-width="3.506cm" loext:decorative="false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207cm" loext:decorative="false"/>
      <style:paragraph-properties style:writing-mode="lr-tb"/>
    </style:style>
    <style:style style:name="gr50" style:family="graphic" style:parent-style-name="standard">
      <style:graphic-properties draw:fill-color="#e0c2cd" draw:opacity="100%" draw:textarea-horizontal-align="justify" draw:textarea-vertical-align="middle" draw:auto-grow-height="false" fo:min-height="1.556cm" fo:min-width="6.106cm" loext:decorative="false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941cm" loext:decorative="false"/>
      <style:paragraph-properties style:writing-mode="lr-tb"/>
    </style:style>
    <style:style style:name="gr52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53" style:family="graphic" style:parent-style-name="standard">
      <style:graphic-properties draw:fill-color="#ffe994" draw:textarea-horizontal-align="justify" draw:textarea-vertical-align="middle" draw:auto-grow-height="false" fo:min-height="0.834cm" fo:min-width="1.484cm" loext:decorative="false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28cm" loext:decorative="false"/>
      <style:paragraph-properties style:writing-mode="lr-tb"/>
    </style:style>
    <style:style style:name="gr55" style:family="graphic" style:parent-style-name="standard">
      <style:graphic-properties draw:fill-color="#ffa6a6" draw:textarea-horizontal-align="justify" draw:textarea-vertical-align="middle" draw:auto-grow-height="false" fo:min-height="0.834cm" fo:min-width="2.284cm" style:writing-mode="lr-tb" loext:decorative="false"/>
      <style:paragraph-properties style:writing-mode="lr-tb"/>
    </style:style>
    <style:style style:name="gr56" style:family="graphic" style:parent-style-name="standard">
      <style:graphic-properties draw:fill-color="#ffa6a6" draw:textarea-horizontal-align="justify" draw:textarea-vertical-align="middle" draw:auto-grow-height="false" fo:min-height="0.834cm" fo:min-width="4.484cm" style:writing-mode="lr-tb" loext:decorative="false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fo:min-height="0.95cm" loext:decorative="false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fo:min-height="2.134cm" loext:decorative="false"/>
      <style:paragraph-properties style:writing-mode="lr-tb"/>
    </style:style>
    <style:style style:name="gr59" style:family="graphic" style:parent-style-name="objectwithoutfill">
      <style:graphic-properties svg:stroke-width="0.159cm" svg:stroke-color="#000000" draw:marker-start-width="0.438cm" draw:marker-end-width="0.438cm" draw:fill="solid" draw:textarea-vertical-align="middle" fo:padding-top="0.204cm" fo:padding-bottom="0.204cm" fo:padding-left="0.329cm" fo:padding-right="0.329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a6a6" draw:opacity="25%"/>
      <style:paragraph-properties fo:text-align="center"/>
    </style:style>
    <style:style style:name="P3" style:family="paragraph">
      <loext:graphic-properties draw:fill-color="#dee6ef" draw:opacity="95%"/>
      <style:paragraph-properties fo:text-align="center"/>
    </style:style>
    <style:style style:name="P4" style:family="paragraph">
      <loext:graphic-properties draw:fill-color="#ffffd7" draw:opacity="55%"/>
      <style:paragraph-properties fo:text-align="center"/>
    </style:style>
    <style:style style:name="P5" style:family="paragraph">
      <loext:graphic-properties draw:fill="solid" draw:fill-color="#ffff6d" draw:opacity="71%"/>
      <style:paragraph-properties fo:text-align="center"/>
    </style:style>
    <style:style style:name="P6" style:family="paragraph">
      <loext:graphic-properties draw:fill="none" draw:fill-color="#ffffff"/>
      <style:text-properties fo:color="#1610ff" loext:opacity="100%"/>
    </style:style>
    <style:style style:name="P7" style:family="paragraph">
      <loext:graphic-properties draw:fill-color="#ffe994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dee6ef" draw:opacity="55%"/>
      <style:paragraph-properties fo:text-align="center"/>
    </style:style>
    <style:style style:name="P10" style:family="paragraph">
      <loext:graphic-properties draw:fill-color="#b4c7dc"/>
      <style:paragraph-properties fo:text-align="center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text-properties fo:font-size="14pt"/>
    </style:style>
    <style:style style:name="P14" style:family="paragraph">
      <loext:graphic-properties draw:fill-color="#e8f2a1"/>
      <style:paragraph-properties fo:text-align="center"/>
    </style:style>
    <style:style style:name="P15" style:family="paragraph">
      <loext:graphic-properties draw:fill-color="#f6f9d4"/>
      <style:paragraph-properties fo:text-align="center"/>
    </style:style>
    <style:style style:name="P16" style:family="paragraph">
      <loext:graphic-properties draw:fill-color="#a1467e"/>
      <style:paragraph-properties fo:text-align="center"/>
    </style:style>
    <style:style style:name="P17" style:family="paragraph">
      <loext:graphic-properties draw:fill-color="#e0c2cd" draw:opacity="100%"/>
      <style:paragraph-properties fo:text-align="center"/>
    </style:style>
    <style:style style:name="P18" style:family="paragraph">
      <loext:graphic-properties draw:fill="none" draw:fill-color="#ffffff"/>
      <style:text-properties fo:color="#ffffff" loext:opacity="100%"/>
    </style:style>
    <style:style style:name="P19" style:family="paragraph">
      <loext:graphic-properties draw:fill="none"/>
    </style:style>
    <style:style style:name="P20" style:family="paragraph">
      <loext:graphic-properties draw:fill-color="#ffa6a6"/>
      <style:paragraph-properties fo:text-align="center" style:writing-mode="lr-tb"/>
    </style:style>
    <style:style style:name="P21" style:family="paragraph">
      <style:paragraph-properties fo:text-align="center"/>
      <style:text-properties fo:font-size="15pt" style:font-size-asian="15pt" style:font-size-complex="15pt"/>
    </style:style>
    <style:style style:name="P22" style:family="paragraph">
      <loext:graphic-properties draw:fill-color="#ffa6a6"/>
      <style:paragraph-properties fo:text-align="center" style:writing-mode="lr-tb"/>
      <style:text-properties fo:font-size="15pt" style:font-size-asian="15pt" style:font-size-complex="15pt"/>
    </style:style>
    <style:style style:name="P23" style:family="paragraph">
      <loext:graphic-properties draw:fill="none" draw:fill-color="#ffffff"/>
      <style:text-properties fo:color="#1610ff" loext:opacity="100%" fo:background-color="#dee6ef"/>
    </style:style>
    <style:style style:name="P24" style:family="paragraph">
      <loext:graphic-properties draw:fill="none" draw:fill-color="#ffffff"/>
      <style:text-properties fo:color="#1610ff" loext:opacity="100%" fo:font-size="22pt" fo:background-color="#ffffff" style:font-size-asian="22pt" style:font-size-complex="22pt"/>
    </style:style>
    <style:style style:name="T1" style:family="text">
      <style:text-properties fo:color="#1610ff" loext:opacity="100%"/>
    </style:style>
    <style:style style:name="T2" style:family="text">
      <style:text-properties fo:font-size="14pt"/>
    </style:style>
    <style:style style:name="T3" style:family="text">
      <style:text-properties fo:color="#ffffff" loext:opacity="100%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color="#1610ff" loext:opacity="100%" fo:background-color="#dee6ef"/>
    </style:style>
    <style:style style:name="T6" style:family="text">
      <style:text-properties fo:color="#1610ff" loext:opacity="100%" fo:font-size="22pt" fo:background-color="#ffffff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011cm" svg:height="3.165cm" svg:x="25.689cm" svg:y="3.535cm">
          <draw:image xlink:href="Pictures/10000001000002AD000002D0D3C6194D.png" xlink:type="simple" xlink:show="embed" xlink:actuate="onLoad" draw:mime-type="image/png">
            <text:p/>
          </draw:image>
        </draw:frame>
        <draw:custom-shape draw:style-name="gr2" draw:text-style-name="P2" draw:layer="layout" svg:width="10cm" svg:height="2.9cm" svg:x="3.2cm" svg:y="13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" draw:text-style-name="P3" draw:layer="layout" svg:width="23.6cm" svg:height="4cm" svg:x="1.3cm" svg:y="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" draw:text-style-name="P4" draw:layer="layout" svg:width="27.5cm" svg:height="4.9cm" svg:x="1.1cm" svg:y="7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" draw:text-style-name="P5" draw:layer="layout" svg:width="11.3cm" svg:height="3.5cm" svg:x="1.4cm" svg:y="9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6" draw:text-style-name="P6" draw:layer="layout" svg:width="16.3cm" svg:height="1.284cm" svg:x="1.8cm" svg:y="7.9cm">
          <draw:text-box>
            <text:p><text:span text:style-name="T1">Microcontroller + LoRa </text:span></text:p>
          </draw:text-box>
        </draw:frame>
        <draw:g draw:style-name="gr7">
          <draw:custom-shape draw:style-name="gr8" draw:text-style-name="P7" draw:layer="layout" svg:width="1.9cm" svg:height="1.2cm" svg:x="7cm" svg:y="11.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frame draw:style-name="gr9" draw:text-style-name="P8" draw:layer="layout" svg:width="1.984cm" svg:height="0.962cm" svg:x="7cm" svg:y="11.2cm">
            <draw:text-box>
              <text:p>SWD</text:p>
            </draw:text-box>
          </draw:frame>
        </draw:g>
        <draw:g draw:style-name="gr7">
          <draw:custom-shape draw:style-name="gr8" draw:text-style-name="P7" draw:layer="layout" svg:width="1.9cm" svg:height="1.2cm" svg:x="1.8cm" svg:y="9.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frame draw:style-name="gr10" draw:text-style-name="P8" draw:layer="layout" svg:width="1.808cm" svg:height="0.962cm" svg:x="1.8cm" svg:y="9.638cm">
            <draw:text-box>
              <text:p>HSE</text:p>
            </draw:text-box>
          </draw:frame>
        </draw:g>
        <draw:g draw:style-name="gr7">
          <draw:custom-shape draw:style-name="gr11" draw:text-style-name="P7" draw:layer="layout" svg:width="2.4cm" svg:height="1.2cm" svg:x="4cm" svg:y="11.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frame draw:style-name="gr12" draw:text-style-name="P8" draw:layer="layout" svg:width="2.221cm" svg:height="0.962cm" svg:x="4.2cm" svg:y="11.238cm">
            <draw:text-box>
              <text:p>UART</text:p>
            </draw:text-box>
          </draw:frame>
        </draw:g>
        <draw:custom-shape draw:style-name="gr11" draw:text-style-name="P7" draw:layer="layout" svg:width="2.4cm" svg:height="1.2cm" svg:x="10cm" svg:y="9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13" draw:text-style-name="P8" draw:layer="layout" svg:width="2.231cm" svg:height="0.962cm" svg:x="9.971cm" svg:y="9.438cm">
          <draw:text-box>
            <text:p>LORA</text:p>
          </draw:text-box>
        </draw:frame>
        <draw:g draw:style-name="gr7">
          <draw:custom-shape draw:style-name="gr8" draw:text-style-name="P7" draw:layer="layout" svg:width="1.9cm" svg:height="1.2cm" svg:x="1.8cm" svg:y="11.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frame draw:style-name="gr14" draw:text-style-name="P8" draw:layer="layout" svg:width="1.49cm" svg:height="0.962cm" svg:x="2.012cm" svg:y="11.238cm">
            <draw:text-box>
              <text:p>I2C</text:p>
            </draw:text-box>
          </draw:frame>
        </draw:g>
        <draw:custom-shape draw:style-name="gr15" draw:text-style-name="P9" draw:layer="layout" svg:width="16cm" svg:height="2.7cm" svg:x="7.3cm" svg:y="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6" draw:text-style-name="P10" draw:layer="layout" svg:width="4.3cm" svg:height="1.2cm" svg:x="1.9cm" svg:y="4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17" draw:text-style-name="P8" draw:layer="layout" svg:width="3.984cm" svg:height="0.962cm" svg:x="2.012cm" svg:y="5.038cm">
          <draw:text-box>
            <text:p>USB Type C</text:p>
          </draw:text-box>
        </draw:frame>
        <draw:custom-shape draw:style-name="gr18" draw:text-style-name="P10" draw:layer="layout" svg:width="4.9cm" svg:height="2cm" svg:x="7.5cm" svg:y="4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19" draw:text-style-name="P8" draw:layer="layout" svg:width="4.665cm" svg:height="1.673cm" svg:x="7.6cm" svg:y="4.5cm">
          <draw:text-box>
            <text:p>SMPS (Digital)</text:p>
            <text:p>+5v to 3v3 </text:p>
          </draw:text-box>
        </draw:frame>
        <draw:custom-shape draw:style-name="gr20" draw:text-style-name="P10" draw:layer="layout" svg:width="4.6cm" svg:height="2cm" svg:x="12.9cm" svg:y="4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1" draw:text-style-name="P8" draw:layer="layout" svg:width="4.384cm" svg:height="1.673cm" svg:x="13cm" svg:y="4.5cm">
          <draw:text-box>
            <text:p>LDO (Analog)</text:p>
            <text:p>+5v to 3v3 </text:p>
          </draw:text-box>
        </draw:frame>
        <draw:custom-shape draw:style-name="gr22" draw:text-style-name="P10" draw:layer="layout" svg:width="5.2cm" svg:height="2cm" svg:x="17.9cm" svg:y="4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3" draw:text-style-name="P8" draw:layer="layout" svg:width="5.019cm" svg:height="1.673cm" svg:x="18cm" svg:y="4.5cm">
          <draw:text-box>
            <text:p>Bias Generator</text:p>
            <text:p><text:s/>(Op-Amp) 1v65</text:p>
          </draw:text-box>
        </draw:frame>
        <draw:custom-shape draw:style-name="gr24" draw:text-style-name="P5" draw:layer="layout" svg:width="15.2cm" svg:height="3.5cm" draw:transform="skewX (-0.00191986217719376) rotate (-0.00209439510239331) translate (13.5cm 9.07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5" draw:text-style-name="P7" draw:layer="layout" svg:width="5.3cm" svg:height="1.2cm" svg:x="20.1cm" svg:y="9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6" draw:text-style-name="P8" draw:layer="layout" svg:width="5.161cm" svg:height="0.962cm" svg:x="20.146cm" svg:y="9.4cm">
          <draw:text-box>
            <text:p>Output Matching</text:p>
          </draw:text-box>
        </draw:frame>
        <draw:g draw:style-name="gr7">
          <draw:custom-shape draw:style-name="gr27" draw:text-style-name="P7" draw:layer="layout" svg:width="2.7cm" svg:height="1.2cm" svg:x="5cm" svg:y="9.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frame draw:style-name="gr28" draw:text-style-name="P8" draw:layer="layout" svg:width="2.479cm" svg:height="0.962cm" svg:x="5.121cm" svg:y="9.8cm">
            <draw:text-box>
              <text:p>TIMER</text:p>
            </draw:text-box>
          </draw:frame>
        </draw:g>
        <draw:frame draw:style-name="gr26" draw:text-style-name="P8" draw:layer="layout" svg:width="5.161cm" svg:height="0.962cm" svg:x="20.146cm" svg:y="9.4cm">
          <draw:text-box>
            <text:p>Output Matching</text:p>
          </draw:text-box>
        </draw:frame>
        <draw:custom-shape draw:style-name="gr25" draw:text-style-name="P7" draw:layer="layout" svg:width="5.3cm" svg:height="1.2cm" svg:x="20.1cm" svg:y="10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9" draw:text-style-name="P8" draw:layer="layout" svg:width="4.667cm" svg:height="0.962cm" svg:x="20.146cm" svg:y="11cm">
          <draw:text-box>
            <text:p>Input Matching</text:p>
          </draw:text-box>
        </draw:frame>
        <draw:line draw:style-name="gr30" draw:text-style-name="P11" draw:layer="layout" svg:x1="12.381cm" svg:y1="10.05cm" svg:x2="14.3cm" svg:y2="9.9cm">
          <text:p/>
        </draw:line>
        <draw:line draw:style-name="gr30" draw:text-style-name="P11" draw:layer="layout" svg:x1="14.4cm" svg:y1="11.6cm" svg:x2="12.4cm" svg:y2="10.3cm">
          <text:p/>
        </draw:line>
        <draw:line draw:style-name="gr30" draw:text-style-name="P11" draw:layer="layout" svg:x1="25.5cm" svg:y1="9.9cm" svg:x2="26.1cm" svg:y2="10.3cm">
          <text:p/>
        </draw:line>
        <draw:line draw:style-name="gr30" draw:text-style-name="P11" draw:layer="layout" svg:x1="26.2cm" svg:y1="11.2cm" svg:x2="25.5cm" svg:y2="11.5cm">
          <text:p/>
        </draw:line>
        <draw:g draw:style-name="gr7">
          <draw:g draw:style-name="gr7">
            <draw:custom-shape draw:style-name="gr31" draw:text-style-name="P7" draw:layer="layout" svg:width="2.4cm" svg:height="2.1cm" svg:x="26.2cm" svg:y="9.73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  <draw:custom-shape draw:style-name="gr32" draw:text-style-name="P12" draw:layer="layout" svg:width="0.2cm" svg:height="0.2cm" svg:x="26.6cm" svg:y="10.2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2" draw:layer="layout" svg:width="0.2cm" svg:height="0.2cm" svg:x="26.6cm" svg:y="11.0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2" draw:layer="layout" svg:width="0.3cm" svg:height="0.3cm" svg:x="27.4cm" svg:y="10.6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3" draw:text-style-name="P11" draw:layer="layout" svg:x1="27.4cm" svg:y1="10.638cm" svg:x2="26.8cm" svg:y2="10.338cm">
              <text:p/>
            </draw:line>
            <draw:frame draw:style-name="gr14" draw:text-style-name="P13" draw:layer="layout" svg:width="1.488cm" svg:height="0.962cm" svg:x="26.212cm" svg:y="9.638cm">
              <draw:text-box>
                <text:p><text:span text:style-name="T2">TX</text:span></text:p>
              </draw:text-box>
            </draw:frame>
            <draw:frame draw:style-name="gr14" draw:text-style-name="P13" draw:layer="layout" svg:width="1.488cm" svg:height="0.962cm" svg:x="26.212cm" svg:y="11.138cm">
              <draw:text-box>
                <text:p><text:span text:style-name="T2">RX</text:span></text:p>
              </draw:text-box>
            </draw:frame>
          </draw:g>
          <draw:line draw:style-name="gr34" draw:text-style-name="P11" draw:layer="layout" svg:x1="26.6cm" svg:y1="10.3cm" svg:x2="26.1cm" svg:y2="10.3cm">
            <text:p/>
          </draw:line>
          <draw:line draw:style-name="gr34" draw:text-style-name="P11" draw:layer="layout" svg:x1="26.6cm" svg:y1="11.2cm" svg:x2="26.1cm" svg:y2="11.2cm">
            <text:p/>
          </draw:line>
        </draw:g>
        <draw:custom-shape draw:style-name="gr35" draw:text-style-name="P7" draw:layer="layout" svg:width="4.9cm" svg:height="1.2cm" svg:x="14.4cm" svg:y="9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6" draw:text-style-name="P8" draw:layer="layout" svg:width="7.079cm" svg:height="0.962cm" svg:x="14.5cm" svg:y="9.4cm">
          <draw:text-box>
            <text:p>Output Filter</text:p>
          </draw:text-box>
        </draw:frame>
        <draw:line draw:style-name="gr30" draw:text-style-name="P11" draw:layer="layout" svg:x1="19.3cm" svg:y1="9.9cm" svg:x2="20.1cm" svg:y2="9.9cm">
          <text:p/>
        </draw:line>
        <draw:line draw:style-name="gr30" draw:text-style-name="P11" draw:layer="layout" svg:x1="19.3cm" svg:y1="11.5cm" svg:x2="20.1cm" svg:y2="11.5cm">
          <text:p/>
        </draw:line>
        <draw:custom-shape draw:style-name="gr35" draw:text-style-name="P7" draw:layer="layout" svg:width="4.9cm" svg:height="1.2cm" svg:x="14.4cm" svg:y="10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6" draw:text-style-name="P8" draw:layer="layout" svg:width="7.079cm" svg:height="0.962cm" svg:x="14.421cm" svg:y="11.038cm">
          <draw:text-box>
            <text:p>Intput Filter</text:p>
          </draw:text-box>
        </draw:frame>
        <draw:custom-shape draw:style-name="gr37" draw:text-style-name="P14" draw:layer="layout" svg:width="24.8cm" svg:height="2.6cm" svg:x="2.296cm" svg:y="1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8" draw:text-style-name="P15" draw:layer="layout" svg:width="5.6cm" svg:height="1.2cm" svg:x="2.496cm" svg:y="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9" draw:text-style-name="P8" draw:layer="layout" svg:width="5.83cm" svg:height="1.673cm" svg:x="2.596cm" svg:y="18.127cm">
          <draw:text-box>
            <text:p>SWD Progammer <text:s/></text:p>
            <text:p/>
          </draw:text-box>
        </draw:frame>
        <draw:custom-shape draw:style-name="gr40" draw:text-style-name="P15" draw:layer="layout" svg:width="3.6cm" svg:height="1.2cm" svg:x="9.896cm" svg:y="17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41" draw:text-style-name="P8" draw:layer="layout" svg:width="3.923cm" svg:height="1.673cm" svg:x="9.873cm" svg:y="18cm">
          <draw:text-box>
            <text:p>I2C +UART </text:p>
            <text:p/>
          </draw:text-box>
        </draw:frame>
        <draw:custom-shape draw:style-name="gr42" draw:text-style-name="P15" draw:layer="layout" svg:width="6cm" svg:height="1.2cm" svg:x="14.196cm" svg:y="17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3" draw:text-style-name="P15" draw:layer="layout" svg:width="6.075cm" svg:height="1.2cm" svg:x="20.821cm" svg:y="17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44" draw:text-style-name="P8" draw:layer="layout" svg:width="6.221cm" svg:height="1.673cm" svg:x="20.896cm" svg:y="18.027cm">
          <draw:text-box>
            <text:p>BNC LoRa Antenna </text:p>
            <text:p/>
          </draw:text-box>
        </draw:frame>
        <draw:frame draw:style-name="gr45" draw:text-style-name="P6" draw:layer="layout" svg:width="16.3cm" svg:height="0.962cm" svg:x="2.496cm" svg:y="16.9cm">
          <draw:text-box>
            <text:p><text:span text:style-name="T1">Connectors and Breakout Pins</text:span></text:p>
          </draw:text-box>
        </draw:frame>
        <draw:frame draw:style-name="gr46" draw:text-style-name="P8" draw:layer="layout" svg:width="6.183cm" svg:height="0.962cm" svg:x="14.096cm" svg:y="18.027cm">
          <draw:text-box>
            <text:p>BNC ADC SENSOR</text:p>
          </draw:text-box>
        </draw:frame>
        <draw:custom-shape draw:style-name="gr47" draw:text-style-name="P16" draw:layer="layout" svg:width="12.8cm" svg:height="3.3cm" svg:x="14.5cm" svg:y="13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8" draw:text-style-name="P17" draw:layer="layout" svg:width="4.2cm" svg:height="2cm" svg:x="15.1cm" svg:y="14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49" draw:text-style-name="P8" draw:layer="layout" svg:width="3.714cm" svg:height="1.673cm" svg:x="15.2cm" svg:y="14.527cm">
          <draw:text-box>
            <text:p>MPU -6050</text:p>
            <text:p>(IMU)</text:p>
          </draw:text-box>
        </draw:frame>
        <draw:custom-shape draw:style-name="gr50" draw:text-style-name="P17" draw:layer="layout" svg:width="6.8cm" svg:height="2cm" svg:x="19.9cm" svg:y="14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51" draw:text-style-name="P8" draw:layer="layout" svg:width="6.448cm" svg:height="1.673cm" svg:x="20.059cm" svg:y="14.427cm">
          <draw:text-box>
            <text:p>BME280 (Temp, <text:s/></text:p>
            <text:p>Humidity + Pressure)</text:p>
          </draw:text-box>
        </draw:frame>
        <draw:frame draw:style-name="gr45" draw:text-style-name="P18" draw:layer="layout" svg:width="16.3cm" svg:height="0.962cm" svg:x="14.7cm" svg:y="13.5cm">
          <draw:text-box>
            <text:p><text:span text:style-name="T3">SENSORS</text:span></text:p>
          </draw:text-box>
        </draw:frame>
        <draw:frame draw:style-name="gr52" draw:text-style-name="P19" draw:layer="layout" svg:width="8.71cm" svg:height="0.963cm" svg:x="13.9cm" svg:y="7.9cm">
          <draw:text-box>
            <text:p><text:span text:style-name="T1">LoRa matching/filter network </text:span></text:p>
          </draw:text-box>
        </draw:frame>
        <draw:g draw:style-name="gr7">
          <draw:custom-shape draw:style-name="gr53" draw:text-style-name="P7" draw:layer="layout" svg:width="2.1cm" svg:height="1.2cm" svg:x="10cm" svg:y="10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frame draw:style-name="gr54" draw:text-style-name="P8" draw:layer="layout" svg:width="1.928cm" svg:height="0.962cm" svg:x="10.094cm" svg:y="11.1cm">
            <draw:text-box>
              <text:p>ADC</text:p>
            </draw:text-box>
          </draw:frame>
        </draw:g>
        <draw:custom-shape draw:style-name="gr55" draw:text-style-name="P20" draw:layer="layout" svg:width="2.9cm" svg:height="1.2cm" svg:x="3.8cm" svg:y="14.9cm">
          <text:p text:style-name="P12">BUFF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6" draw:text-style-name="P22" draw:layer="layout" svg:width="5.1cm" svg:height="1.2cm" svg:x="7.4cm" svg:y="14.9cm">
          <text:p text:style-name="P21"><text:span text:style-name="T4">ANTI ALIASING</text:span></text:p>
          <text:p text:style-name="P21"><text:span text:style-name="T4">FIL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6" draw:text-style-name="P6" draw:layer="layout" svg:width="5.6cm" svg:height="1.284cm" svg:x="3.2cm" svg:y="13.8cm">
          <draw:text-box>
            <text:p><text:span text:style-name="T1">ADC Circuit</text:span></text:p>
          </draw:text-box>
        </draw:frame>
        <draw:frame draw:style-name="gr57" draw:text-style-name="P23" draw:layer="layout" svg:width="6.3cm" svg:height="1.2cm" svg:x="1.4cm" svg:y="3.2cm">
          <draw:text-box>
            <text:p><text:span text:style-name="T5">Power Delivery</text:span></text:p>
          </draw:text-box>
        </draw:frame>
        <draw:frame draw:style-name="gr58" draw:text-style-name="P24" draw:layer="layout" svg:width="18.1cm" svg:height="2.384cm" svg:x="4.1cm" svg:y="1.4cm">
          <draw:text-box>
            <text:p><text:span text:style-name="T6">STM32 LoRa <text:s/>and SENSOR Input with ADC Circuit</text:span></text:p>
          </draw:text-box>
        </draw:frame>
        <draw:line draw:style-name="gr59" draw:text-style-name="P11" draw:layer="layout" svg:x1="27.6cm" svg:y1="10.8cm" svg:x2="27.2cm" svg:y2="6.2cm">
          <text:p/>
        </draw:line>
      </draw:page>
    </office:drawing>
  </office:body>
</office:document-content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